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blem 3)</text:p>
      <text:p text:style-name="Standard">(a)</text:p>
      <text:p text:style-name="Standard">According to Menger's Theorem [2, pp98], If u and v are nonadjacent vertices in a graph, the minimum number of vertices in a u-v separating set equals the maximum number of internally disjoint u-v paths in G. <text:s/>From this it follows that “A graph is k-edge-connected if and only if it contains k edge-disjoint paths between any two vertices.” [4, pp55] <text:s/>Furthermore, the same result holds for a specific pair of vertices [3] (I think Menger actually showed this second, but my ability to read German isn't good enough to be sure, so I'm relying on other peoples' interpretations.). This summarizes something like ten pages of proofs that lead to a fairly intuitive result: The number of edges you need to remove to disconnect two vertices in a graph is equal to the number of edge-disjoint paths between them. <text:s/></text:p>
      <text:p text:style-name="Standard"/>
      <text:p text:style-name="Standard">If we give each edge a weight of one in each direction, we can use the max flow algorithm [1, pp199] to find the number of edge-disjoint paths in the graph. <text:s/>The resulting paths are disjoint, because setting the weight to one prevents more than one path from using a give edge. <text:s/>This means a number of edges (roads) equal to the maximum flow from source to sink (the locations of the armies) must be removed. <text:s/>The max-flow min-cut theorem is a generalization of Menger's Theorem.</text:p>
      <text:p text:style-name="Standard"/>
      <text:p text:style-name="Standard">Thus, our algorithm to find the minimum number of edges to remove is as follows:</text:p>
      <text:p text:style-name="Standard"><text:tab/>Set the weight of all edges to one. <text:s/>O(|E|)</text:p>
      <text:p text:style-name="Standard"><text:tab/>Run max flow algorithm from the source to the sink. O(|V|*|E|^2) [1, pp204]</text:p>
      <text:p text:style-name="Standard"><text:tab/>Return the value of the max flow (which equals the number of independent paths, which equals the number of edges to remove to disconnect the source and sink.)</text:p>
      <text:p text:style-name="Standard"/>
      <text:p text:style-name="Standard">Total running time = O(|E|)+O(|V|*|E|^2) = O(|V|*|E|^2)</text:p>
      <text:p text:style-name="Standard"><text:tab/></text:p>
      <text:p text:style-name="Standard"/>
      <text:p text:style-name="Standard">(b)</text:p>
      <text:p text:style-name="Standard">First find the number of independent paths in a pairwise fashion between the three vertices (army locations). <text:s/>Call the results a, b, and c such that, without loss of generality, a &lt;= b &lt;= c. <text:s/>Our goal is to show that we can disconnect all three vertices using a + c edges, and that a + c &lt;= 2*minimum number of edges to remove.</text:p>
      <text:p text:style-name="Standard"/>
      <text:p text:style-name="Standard">(i)</text:p>
      <text:p text:style-name="Standard">Now we show that a = b. <text:s/>Name the vertices such that <text:s/>a represents the number of independent paths from vertex X to vertex Z, that b represents <text:s/>the number from X to Y, and c represents Y to Z. <text:s/>Clearly, the number of paths from X to Z must be at least min{paths from X to Y, paths from Y to Z} since connecting an X to Y path to a Y to Z path creates an X to Z path. <text:s/>Since b &lt;= c, min{paths from X to Y, paths from Y to Z}=b. <text:s/>So since a &lt;= b (because that's how we picked the names) and b &lt;= a (because paths are transitive) a = b.</text:p>
      <text:p text:style-name="Standard"/>
      <text:p text:style-name="Standard">(ii)</text:p>
      <text:p text:style-name="Standard">Next we show that disconnecting Y from Z necessarily disconnects either Z from X or X from Y. <text:s/>For contradiction, assume that disconnecting Y from Z disconnects neither Z from X nor X from Y. <text:s/>Then there is a path from Z to X and one from X to Y, so since paths are transitive, there is a path from Z to Y, which is a contradiction. <text:s/>Thus disconnecting Y from Z disconnects either Z from X or X from Y.</text:p>
      <text:p text:style-name="Standard"/>
      <text:p text:style-name="Standard">(iii)</text:p>
      <text:p text:style-name="Standard">Now we show that we can disconnect all three vertices by removing no more than a + c edges. <text:s/>We know from part (a) that we can disconnect Y from Z with no more than c edges. <text:s/>From (b)(ii) we see <text:soft-page-break/>that disconnecting Y from Z also disconnects either Y from X or X from Z. <text:s/>Again due to part (a) we know we can disconnect X from Z with a edges, or X from Y with b edges. <text:s/>Since we know a = b from part (b)(i), we know that disconnecting the remaining vertices can be done with at most a vertices removed. Thus a + c is an upper bound on the number of edges to remove. <text:s/></text:p>
      <text:p text:style-name="Standard"/>
      <text:p text:style-name="Standard">(iv)</text:p>
      <text:p text:style-name="Standard">Lastly we must show that a + c is less than or equal to twice the minimum number of edges that could be remove to disconnect all three vertices. <text:s/>Consider that just to disconnect Y from Z requires c edges. <text:s/>This means that the minimum number of edges to remove to disconnect all three vertices is greater than or equal to c. <text:s/>Since a &lt;= c, a + c &lt;= 2*c &lt;= 2*minimum number of edges to remove.</text:p>
      <text:p text:style-name="Standard"/>
      <text:p text:style-name="Standard">Total running time = 3 * O(|V|*|E|^2) = O(|V|*|E|^2)</text:p>
      <text:p text:style-name="Standard"/>
      <text:p text:style-name="Standard"/>
      <text:p text:style-name="Standard">(c)</text:p>
      <text:p text:style-name="Standard">Start with any edge set S that separates all the vertices with armies. <text:s/>For each vertex in a component, designate it's component representative as the vertex with the army or none if no army is in the component. <text:s/>This means the check to see if an edge connects two armies takes O(1) time. <text:s/>Set count to 0.</text:p>
      <text:p text:style-name="Standard"/>
      <text:p text:style-name="Standard">At each iteration:</text:p>
      <text:p text:style-name="Standard">Add count edges to S. <text:s/>Iterate through the edge set removing any edge that does not connect two armies ending with the newly added edges. <text:s/>If an edge other than the newly added edges is removed, set count to 0 and start over with the new S. <text:s/>If only the newly added edges are removed, try again with the next combination of size count. <text:s/>If all combinations of size count have been tried without changing S, increment count by 1.</text:p>
      <text:p text:style-name="Standard"/>
      <text:p text:style-name="Standard"/>
      <text:p text:style-name="Standard"/>
      <text:p text:style-name="Standard">Problem 4)</text:p>
      <text:p text:style-name="Standard">Jack's goal in this game is to construct a Steiner Minimum Tree (SMT), a minimum connected tree that contains all the vertices in a given terminal set(the ones with armies) and may or may not contain additional vertices that are not in the terminal set. <text:s/>The k-Steiner ratio is the ratio of the SMT to the k-Steiner Minimum Tree(k-SMT). <text:s/>Note that for k = 2, the k-SMT is the minimum spanning tree(MST) of the subgraph containing only the terminal set. <text:s/>The k-Steiner ratio, for k=2 in a metric space, is 1/2 [5, pp42], making the approximation ratio of the MST of the terminal set to the SMT of the entire graph 2. <text:s/>Thus a minimum spanning tree of the subgraph containing just the vertices with armies is an acceptable </text:p>
      <text:p text:style-name="Standard">approximation of a solution, since it can be found in polynomial time using Prim's [1, pp137] or Kruskal's [1, 131] algorithms. <text:s/></text:p>
      <text:p text:style-name="Standard"/>
      <text:p text:style-name="Standard">Total running time =<text:tab/>O(|E| + |V| log |V|) using Prim's with Fibonacci heap</text:p>
      <text:p text:style-name="Standard"><text:tab/><text:tab/><text:tab/>O(|E| log |E|) = O(|E| log |V|) using Kruskals with no presorting</text:p>
      <text:p text:style-name="Standard"/>
      <text:p text:style-name="Standard"/>
      <text:p text:style-name="Standard"/>
      <text:p text:style-name="Standard"/>
      <text:p text:style-name="Standard">[1] Dasgupta,Papadimitriou, Vazirani, Algorithms (New York: McGraw-Hill, 1st ed., 2008)</text:p>
      <text:p text:style-name="Standard">[2] Chartrand, Lesniak, Zhang, <text:s/>Graphs &amp; Digraphs (Boca Raton: Taylor and Francis Group, 5th ed., <text:soft-page-break/>2011)</text:p>
      <text:p text:style-name="Standard">[3] Karl Menger, “Zur allgemeinen Kurventheorie” (Fund. Math. 10: 96–115, 1927)</text:p>
      <text:p text:style-name="Standard">[4] Reinhard Diestel Graph Theory (New York: Springer-Verlag, Electronic Ed., 2000)</text:p>
      <text:p text:style-name="Standard">[5] <text:bookmark text:name="yui_3_8_1_1_1367871184993_1063"/><text:bookmark text:name="yui_3_8_1_1_1367871184993_1068"/>Dingzhu Du, <text:bookmark text:name="yui_3_8_1_1_1367871184993_1062"/><text:bookmark text:name="yui_3_8_1_1_1367871184993_1061"/>Xiaodong Hu <text:bookmark text:name="yui_3_8_1_1_1367871184993_693"/>Steiner Tree Problems in Computer Communication Networks (World Scientific Publishing Company, Incorporated, 200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Devanagar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Foley</meta:initial-creator>
    <meta:creation-date>2013-05-05T18:55:06</meta:creation-date>
    <dc:date>2013-05-06T20:09:30</dc:date>
    <dc:creator>Eugene Foley</dc:creator>
    <meta:editing-duration>PT6H56M44S</meta:editing-duration>
    <meta:editing-cycles>9</meta:editing-cycles>
    <meta:generator>LibreOffice/3.4$Unix LibreOffice_project/340m1$Build-502</meta:generator>
    <meta:document-statistic meta:table-count="0" meta:image-count="0" meta:object-count="0" meta:page-count="3" meta:paragraph-count="35" meta:word-count="1160" meta:character-count="6257" meta:non-whitespace-character-count="5081"/>
  </office:meta>
</office:document-meta>
</file>